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VersioningHelper.getVersions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checkin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VersioningHelper.WebDAVRepositoryVersioningHelper( WebDAV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isVersione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checkout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VersioningHelper.setVersioned( final String uri , final boolean version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RepositoryVersioningHelper.uncheckout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